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 style:master-page-name="Standard"/>
    <style:style style:name="T1" style:family="text"/>
    <number:time-style style:name="N43">
      <number:hours number:style="long"/>
      <number:text>:</number:text>
      <number:minutes number:style="long"/>
      <number:text>:</number:text>
      <number:seconds number:style="long"/>
      <number:text> </number:text>
      <number:am-pm/>
    </number:tim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ync Test</text:p>
      <text:p text:style-name="p">This document is to test syncing issues:</text:p>
      <text:p text:style-name="h1">Don't sync if render fails</text:p>
      <text:p text:style-name="p">The document should not sync if the render fails.</text:p>
      <text:p text:style-name="p"><text:time style:data-style-name="N43" text:time-value="2007-06-28T15:50:28.52" text:fixed="true">03:50:29 PM</text:time></text:p>
      <text:p text:style-name="p"><text:time style:data-style-name="N43" text:time-value="2007-06-28T15:58:51.14" text:fixed="true">03:58:51 PM</text:time></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ync Tes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ync Tes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ync Test</dc:title>
    <meta:initial-creator>Daniel de Byl</meta:initial-creator>
    <meta:creation-date>2007-02-05T13:22:46</meta:creation-date>
    <dc:creator>Daniel de Byl</dc:creator>
    <dc:date>2007-06-28T15:58:53</dc:date>
    <dc:language>en-US</dc:language>
    <meta:editing-cycles>5</meta:editing-cycles>
    <meta:editing-duration>PT10M21S</meta:editing-duration>
    <meta:template xlink:type="simple" xlink:actuate="onRequest" xlink:role="template" xlink:href="../../../templates/ice-template.ott" xlink:title="ice-template" meta:date="2007-02-05T13:22:46"/>
    <meta:user-defined meta:name="Info 1"/>
    <meta:user-defined meta:name="Info 2"/>
    <meta:user-defined meta:name="Info 3"/>
    <meta:user-defined meta:name="Info 4"/>
    <meta:document-statistic meta:table-count="48" meta:image-count="0" meta:object-count="0" meta:page-count="1" meta:paragraph-count="58" meta:word-count="23" meta:character-count="25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